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373C4E8234A8C1B9.jpg" manifest:media-type="image/jpeg"/>
  <manifest:file-entry manifest:full-path="Pictures/1000020100000159000001DB3C4432805627E64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1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1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1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1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1" fo:font-size="10pt" officeooo:paragraph-rsid="00312892" style:font-size-asian="10pt" style:font-size-complex="10pt"/>
    </style:style>
    <style:style style:name="P8" style:family="paragraph" style:parent-style-name="Standard">
      <style:text-properties style:font-name="Titillium1" fo:font-size="10pt" officeooo:paragraph-rsid="003c663b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tillium1" fo:font-size="10pt" officeooo:rsid="004c227f" officeooo:paragraph-rsid="004c227f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tillium1" fo:font-size="12pt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style:font-name="Titillium1" fo:font-size="10pt" officeooo:paragraph-rsid="0046f90d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style:font-name="Titillium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8pt" officeooo:paragraph-rsid="0024bfb3" style:font-size-asian="8pt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0pt" officeooo:paragraph-rsid="0046f90d" style:font-size-asian="10pt" style:font-size-complex="10pt"/>
    </style:style>
    <style:style style:name="P19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0pt" style:font-size-asian="10pt" style:font-size-complex="10pt"/>
    </style:style>
    <style:style style:name="P20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0pt" fo:font-weight="bold" fo:background-color="transparent" style:font-size-asian="10pt" style:font-weight-asian="bold" style:font-size-complex="10pt"/>
    </style:style>
    <style:style style:name="P21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1" fo:font-size="10pt" style:font-size-asian="10pt" style:font-size-complex="10pt"/>
    </style:style>
    <style:style style:name="P22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1" fo:font-size="10pt" officeooo:rsid="0048dde4" officeooo:paragraph-rsid="0048dde4" style:font-size-asian="10pt" style:font-size-complex="10pt"/>
    </style:style>
    <style:style style:name="P23" style:family="paragraph" style:parent-style-name="Standard">
      <style:paragraph-properties fo:margin-left="0in" fo:margin-right="-0.1252in" fo:text-indent="0in" style:auto-text-indent="false"/>
      <style:text-properties style:font-name="Titillium1" fo:font-size="10pt" style:font-size-asian="10pt" style:font-size-complex="10pt"/>
    </style:style>
    <style:style style:name="P24" style:family="paragraph" style:parent-style-name="Standard" style:list-style-name="WW8Num1">
      <style:text-properties style:font-name="Titillium1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214dff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paragraph-rsid="0048dde4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2b7f59" officeooo:paragraph-rsid="002b7f59" style:font-size-asian="10pt" style:font-size-complex="10pt"/>
    </style:style>
    <style:style style:name="P29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style:font-size-asian="10pt" style:font-size-complex="10pt"/>
    </style:style>
    <style:style style:name="P30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2b648c" style:font-size-asian="10pt" style:font-size-complex="10pt"/>
    </style:style>
    <style:style style:name="P31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paragraph-rsid="001c0c9d" style:font-size-asian="10pt" style:font-size-complex="10pt"/>
    </style:style>
    <style:style style:name="P32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1cbae6" officeooo:paragraph-rsid="001cbae6" style:font-size-asian="10pt" style:font-size-complex="10pt"/>
    </style:style>
    <style:style style:name="P33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8dde4" officeooo:paragraph-rsid="0048dde4" style:font-size-asian="10pt" style:font-size-complex="10pt"/>
    </style:style>
    <style:style style:name="P3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0pt" officeooo:rsid="0048dde4" officeooo:paragraph-rsid="0048dde4" style:font-size-asian="10pt" style:font-size-complex="10pt"/>
    </style:style>
    <style:style style:name="P35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49fbd7" officeooo:paragraph-rsid="0049fbd7" style:font-size-asian="10pt" style:font-size-complex="10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0pt" officeooo:rsid="0038c926" officeooo:paragraph-rsid="0049fbd7" style:font-size-asian="10pt" style:font-size-complex="10pt"/>
    </style:style>
    <style:style style:name="P37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style:font-size-asian="10pt" style:font-size-complex="10pt"/>
    </style:style>
    <style:style style:name="P38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0pt" officeooo:rsid="0049fbd7" officeooo:paragraph-rsid="0049fbd7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48dde4" fo:background-color="transparent" loext:char-shading-value="0"/>
    </style:style>
    <style:style style:name="T3" style:family="text">
      <style:text-properties officeooo:rsid="004c227f" fo:background-color="transparent" loext:char-shading-value="0"/>
    </style:style>
    <style:style style:name="T4" style:family="text">
      <style:text-properties officeooo:rsid="004d1bf0" fo:background-color="transparent" loext:char-shading-value="0"/>
    </style:style>
    <style:style style:name="T5" style:family="text">
      <style:text-properties officeooo:rsid="001b9215"/>
    </style:style>
    <style:style style:name="T6" style:family="text">
      <style:text-properties officeooo:rsid="001c0c9d"/>
    </style:style>
    <style:style style:name="T7" style:family="text">
      <style:text-properties officeooo:rsid="002b648c"/>
    </style:style>
    <style:style style:name="T8" style:family="text">
      <style:text-properties officeooo:rsid="00417f1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1" style:family="text">
      <style:text-properties style:text-underline-style="none" officeooo:rsid="00468922" fo:background-color="transparent" loext:char-shading-value="0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T15" style:family="text">
      <style:text-properties officeooo:rsid="0048dde4"/>
    </style:style>
    <style:style style:name="T16" style:family="text">
      <style:text-properties style:font-name="Titillium" officeooo:rsid="004c227f" style:font-name-asian="Calibri" style:font-name-complex="Calibri"/>
    </style:style>
    <style:style style:name="T17" style:family="text">
      <style:text-properties officeooo:rsid="004c2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Model: LulzBot Mini <text:span text:style-name="T15">2</text:span>.0 3D Printer</text:p>
      <text:p text:style-name="P2"/>
      <text:p text:style-name="P3"><text:s text:c="2"/>Serial Number:<text:tab/><text:span text:style-name="T9"> <text:s text:c="64"/></text:span></text:p>
      <text:p text:style-name="P6"><text:s text:c="2"/>Date Completed: <text:span text:style-name="T9"><text:s text:c="62"/></text:span></text:p>
      <text:p text:style-name="P6"><text:s text:c="2"/>Tested by: <text:span text:style-name="T9"><text:s text:c="75"/></text:span></text:p>
      <text:p text:style-name="P3"/>
      <text:p text:style-name="P3">Configuration:</text:p>
      <text:p text:style-name="P14"><text:tab/>Electronics:<text:tab/><text:span text:style-name="T2">Einsy </text:span><text:span text:style-name="T3">0.1</text:span><text:span text:style-name="T4">C</text:span></text:p>
      <text:p text:style-name="P14"/>
      <text:p text:style-name="P18">Firmware: <text:s/><text:tab/><text:span text:style-name="T1">Marlin </text:span><text:span text:style-name="T2">Version</text:span><text:span text:style-name="T11"> </text:span><text:span text:style-name="T10"><text:s text:c="43"/></text:span></text:p>
      <text:p text:style-name="P17"/>
      <text:p text:style-name="P17">Nozzle:<text:tab/><text:span text:style-name="T1">0.5mm diameter nozzle</text:span></text:p>
      <text:p text:style-name="P19">Settings: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tepper Motor</text:p>
          </table:table-cell>
          <table:table-cell table:style-name="Table1.A1" office:value-type="string">
            <text:p text:style-name="P10">Steps/mm</text:p>
          </table:table-cell>
          <table:table-cell table:style-name="Table1.A1" office:value-type="string">
            <text:p text:style-name="P20">Max Length</text:p>
          </table:table-cell>
          <table:table-cell table:style-name="Table1.A1" office:value-type="string">
            <text:p text:style-name="P20">Microstep Mode</text:p>
          </table:table-cell>
          <table:table-cell table:style-name="Table1.E1" office:value-type="string">
            <text:p text:style-name="P10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21">100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21">100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21">1600</text:p>
          </table:table-cell>
          <table:table-cell table:style-name="Table1.C4" office:value-type="string">
            <text:p text:style-name="P9">180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22">420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3176495302829880971" text:style-name="WW8Num1">
        <text:list-item>
          <text:p text:style-name="P26">Are all the screws and zip ties tight?</text:p>
        </text:list-item>
        <text:list-item>
          <text:p text:style-name="P25">Are the current version of parts being used?</text:p>
        </text:list-item>
        <text:list-item>
          <text:p text:style-name="P25">Is the Spool Mount properly mounted so it flips up and sits securely?</text:p>
        </text:list-item>
        <text:list-item>
          <text:p text:style-name="P25">Are the switches <text:span text:style-name="T15">and bump stops installed securely?</text:span></text:p>
        </text:list-item>
        <text:list-item>
          <text:p text:style-name="P25">Are all 4 rubber feet installed?</text:p>
        </text:list-item>
        <text:list-item>
          <text:p text:style-name="P25">Is the PEI <text:span text:style-name="T15">sheet</text:span> free of bubbles and wrinkles?</text:p>
        </text:list-item>
        <text:list-item>
          <text:p text:style-name="P25">Is the heat bed adhesive smooth and consistent?</text:p>
        </text:list-item>
        <text:list-item>
          <text:p text:style-name="P28">Is the frame free of scratches and scuffs?</text:p>
        </text:list-item>
      </text:list>
      <text:p text:style-name="P13"/>
      <text:p text:style-name="P2">Y Axis:</text:p>
      <text:list xml:id="list74518916756465" text:continue-numbering="true" text:style-name="WW8Num1">
        <text:list-item>
          <text:p text:style-name="P25">Does the Y bed move freely back and forth?</text:p>
        </text:list-item>
        <text:list-item>
          <text:p text:style-name="P25">Is the Y bed tight side to side from motion and twisting?</text:p>
        </text:list-item>
        <text:list-item>
          <text:p text:style-name="P25">Does the Y belt rub <text:span text:style-name="T6">on</text:span> the y-idler by the bearings?</text:p>
        </text:list-item>
        <text:list-item>
          <text:p text:style-name="P25"><text:span text:style-name="T7">Are</text:span> the Y pulley <text:span text:style-name="T7">set screws tight with one aligned with the flat on the motor shaft?</text:span></text:p>
        </text:list-item>
        <text:list-item>
          <text:p text:style-name="P25">Is the Y belt tight? <text:span text:style-name="T17">23-40N</text:span></text:p>
        </text:list-item>
        <text:list-item>
          <text:p text:style-name="P25">Are the four bed leveling washers tight?</text:p>
        </text:list-item>
        <text:list-item>
          <text:p text:style-name="P25">Are the belts trimmed far enough to not interfere with the pulley or bearing?</text:p>
        </text:list-item>
      </text:list>
      <text:p text:style-name="P13"/>
      <text:p text:style-name="P13"/>
      <text:p text:style-name="P13"/>
      <text:p text:style-name="P8"/>
      <text:p text:style-name="P8"><text:soft-page-break/></text:p>
      <text:p text:style-name="P8">X Axis:</text:p>
      <text:p text:style-name="P2"/>
      <text:list xml:id="list74518506211792" text:continue-numbering="true" text:style-name="WW8Num1">
        <text:list-item>
          <text:p text:style-name="P30"><text:span text:style-name="T7">Are</text:span> the <text:span text:style-name="T7">X</text:span> pulley <text:span text:style-name="T7">set screws tight with one aligned with the flat on the motor shaft?</text:span></text:p>
        </text:list-item>
        <text:list-item>
          <text:p text:style-name="P31">Does the <text:span text:style-name="T6">X</text:span> belt rub <text:span text:style-name="T6">on</text:span> the <text:span text:style-name="T6">x</text:span>-idler by the bearings?</text:p>
        </text:list-item>
        <text:list-item>
          <text:p text:style-name="P29">Is the X belt tight?</text:p>
        </text:list-item>
        <text:list-item>
          <text:p text:style-name="P29">Does the X axis move freely end to end?</text:p>
        </text:list-item>
        <text:list-item>
          <text:p text:style-name="P29">Are the belts trimmed far enough to not interfere with the pulley or bearing?</text:p>
        </text:list-item>
        <text:list-item>
          <text:p text:style-name="P32">Are the wires and zip ties behind the carriage free from touching the case wall?</text:p>
        </text:list-item>
      </text:list>
      <text:p text:style-name="P13"/>
      <text:p text:style-name="P2">Z Axis:</text:p>
      <text:p text:style-name="P2"/>
      <text:list xml:id="list74520132257460" text:continue-numbering="true" text:style-name="WW8Num1">
        <text:list-item>
          <text:p text:style-name="P33">Are the Z belts tensioned with in Spec? <text:span text:style-name="T17">23-40 N</text:span></text:p>
        </text:list-item>
        <text:list-item>
          <text:p text:style-name="P33">Are the clamp screws tight?</text:p>
        </text:list-item>
        <text:list-item>
          <text:p text:style-name="P33">Are the belts aligned, and do they not rub?</text:p>
        </text:list-item>
        <text:list-item>
          <text:p text:style-name="P34">Are the pulley set screws tight?</text:p>
        </text:list-item>
      </text:list>
      <text:p text:style-name="P2"/>
      <text:p text:style-name="P2"><text:span text:style-name="T17">E</text:span>xtruder:</text:p>
      <text:p text:style-name="P2"/>
      <text:list xml:id="list74519768277777" text:continue-numbering="true" text:style-name="WW8Num1">
        <text:list-item>
          <text:p text:style-name="P33">Is the Idler tension set in the middle?</text:p>
        </text:list-item>
        <text:list-item>
          <text:p text:style-name="P25">Is the hobbing aligned to the hole <text:span text:style-name="T15">idler lever?</text:span></text:p>
          <text:p text:style-name="P25"/>
        </text:list-item>
      </text:list>
      <text:p text:style-name="P2">Electronics:</text:p>
      <text:p text:style-name="P2"/>
      <text:list xml:id="list74518704119557" text:continue-numbering="true" text:style-name="WW8Num1">
        <text:list-item>
          <text:p text:style-name="P25">Are all connections to the <text:span text:style-name="T15">Einsy</text:span> plugged in correctly?</text:p>
        </text:list-item>
        <text:list-item>
          <text:p text:style-name="P25">Are all cables free from contacting any moving parts?</text:p>
        </text:list-item>
        <text:list-item>
          <text:p text:style-name="P33">Has the protective plastic been removed the LCD?</text:p>
        </text:list-item>
        <text:list-item>
          <text:p text:style-name="P33">Has the protective cover been removed from the clear polycarb LCD cover?</text:p>
        </text:list-item>
        <text:list-item>
          <text:p text:style-name="P33">Is the LCD secured in place firmly?</text:p>
        </text:list-item>
        <text:list-item>
          <text:p text:style-name="P33">Is the LCD knob tightly secure to the LCD?</text:p>
        </text:list-item>
        <text:list-item>
          <text:p text:style-name="P33">Have you verified that the firmware is correct using checksum?</text:p>
        </text:list-item>
      </text:list>
      <text:p text:style-name="P15"/>
      <text:p text:style-name="P23">Test and Verification Results:</text:p>
      <text:p text:style-name="P23"/>
      <text:list xml:id="list74518830190567" text:continue-numbering="true" text:style-name="WW8Num1">
        <text:list-item>
          <text:p text:style-name="P33">Verify LCD functions normally</text:p>
        </text:list-item>
        <text:list-item>
          <text:p text:style-name="P33">Belts aligned on bearings and properly tensioned.</text:p>
        </text:list-item>
        <text:list-item>
          <text:p text:style-name="P27">Verify case fan is running.</text:p>
        </text:list-item>
        <text:list-item>
          <text:p text:style-name="P25">Verify <text:span text:style-name="T8">heat sink fan</text:span> is running <text:span text:style-name="T8">when machine is powered on. </text:span></text:p>
        </text:list-item>
        <text:list-item>
          <text:p text:style-name="P25">Verify control of the extrusion fan.</text:p>
        </text:list-item>
        <text:list-item>
          <text:p text:style-name="P25">Nozzle temperature control verified.</text:p>
        </text:list-item>
        <text:list-item>
          <text:p text:style-name="P25">Extruder control verified.</text:p>
        </text:list-item>
        <text:list-item>
          <text:p text:style-name="P33">Verify machine can be auto-homed repeatably with out issue. </text:p>
        </text:list-item>
        <text:list-item>
          <text:p text:style-name="P33">Verify probe functions properly (G29 and clean nozzle to check)</text:p>
        </text:list-item>
        <text:list-item>
          <text:p text:style-name="P35">Wipe Sequence is in center of wipe pad</text:p>
        </text:list-item>
        <text:list-item>
          <text:p text:style-name="P35">Z offset calibrated and verified </text:p>
        </text:list-item>
        <text:list-item>
          <text:p text:style-name="P37">Bed leveling is functioning properly.</text:p>
          <text:p text:style-name="P25"/>
        </text:list-item>
        <text:list-item>
          <text:p text:style-name="P25"><text:soft-page-break/>Bed temperature control verified.</text:p>
        </text:list-item>
        <text:list-item>
          <text:p text:style-name="P38">X,Y, Z motion smooth over range and speeds. </text:p>
        </text:list-item>
        <text:list-item>
          <text:p text:style-name="P36"><text:span text:style-name="T16">Threadlocker</text:span> applied to all pulley and <text:s/>set screws.</text:p>
        </text:list-item>
        <text:list-item>
          <text:p text:style-name="P37">Test print (<text:span text:style-name="T5">Oc</text:span>topus*) successful.</text:p>
        </text:list-item>
        <text:list-item>
          <text:p text:style-name="P24">Print head moved to shipping position.</text:p>
        </text:list-item>
      </text:list>
      <text:p text:style-name="P16"/>
      <text:p text:style-name="P16"/>
      <text:p text:style-name="P16"><text:span text:style-name="T12">*</text:span><text:span text:style-name="T13">Oct</text:span><text:span text:style-name="T12">opus by </text:span><text:span text:style-name="T14">yeoldbrian</text:span><text:span text:style-name="T12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itillium" svg:font-family="Titillium"/>
    <style:font-face style:name="Outage" svg:font-family="Outage" style:font-pitch="variable"/>
    <style:font-face style:name="Titillium1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5"><draw:image xlink:href="Pictures/1000020100000159000001DB3C4432805627E647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2"><draw:image xlink:href="Pictures/10000000000009F60000012C373C4E8234A8C1B9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2:06:04.749195341</meta:creation-date>
    <meta:editing-duration>PT8M25S</meta:editing-duration>
    <meta:editing-cycles>5</meta:editing-cycles>
    <meta:generator>LibreOffice/5.2.7.2$Linux_X86_64 LibreOffice_project/20m0$Build-2</meta:generator>
    <dc:date>2018-03-22T07:45:18.315599620</dc:date>
    <meta:document-statistic meta:table-count="2" meta:image-count="2" meta:object-count="0" meta:page-count="3" meta:paragraph-count="97" meta:word-count="565" meta:character-count="3141" meta:non-whitespace-character-count="2461"/>
  </office:meta>
</office:document-meta>
</file>